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ng_Sound">
            <text:p>King_Sound</text:p>
          </table:table-cell>
          <table:table-cell office:value-type="string" office:value="radiocarbon">
            <text:p>radiocarbon</text:p>
          </table:table-cell>
          <table:table-cell office:value-type="string" office:value="ANU-377">
            <text:p>ANU-377</text:p>
          </table:table-cell>
          <table:table-cell office:value-type="float" office:value="-17.625">
            <text:p>-17.625</text:p>
          </table:table-cell>
          <table:table-cell office:value-type="float" office:value="123.444">
            <text:p>123.444</text:p>
          </table:table-cell>
          <table:table-cell office:value-type="float" office:value="6140.0">
            <text:p>6140.0</text:p>
          </table:table-cell>
          <table:table-cell office:value-type="float" office:value="120.0">
            <text:p>120.0</text:p>
          </table:table-cell>
          <table:table-cell office:value-type="string" office:value="Mangrove">
            <text:p>Mangrove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Jennings1975,LewisEtal2013">
            <text:p>Jennings1975,LewisEtal2013</text:p>
          </table:table-cell>
        </table:table-row>
        <table:table-row>
          <table:table-cell office:value-type="string" office:value="King_Sound">
            <text:p>King_Sound</text:p>
          </table:table-cell>
          <table:table-cell office:value-type="string" office:value="radiocarbon">
            <text:p>radiocarbon</text:p>
          </table:table-cell>
          <table:table-cell office:value-type="string" office:value="GaK-019">
            <text:p>GaK-019</text:p>
          </table:table-cell>
          <table:table-cell office:value-type="float" office:value="-17.469">
            <text:p>-17.469</text:p>
          </table:table-cell>
          <table:table-cell office:value-type="float" office:value="123.651">
            <text:p>123.651</text:p>
          </table:table-cell>
          <table:table-cell office:value-type="float" office:value="6050.0">
            <text:p>6050.0</text:p>
          </table:table-cell>
          <table:table-cell office:value-type="float" office:value="130.0">
            <text:p>130.0</text:p>
          </table:table-cell>
          <table:table-cell office:value-type="string" office:value="Mangrove">
            <text:p>Mangrove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Jennings1975,LewisEtal2013">
            <text:p>Jennings1975,LewisEtal2013</text:p>
          </table:table-cell>
        </table:table-row>
        <table:table-row>
          <table:table-cell office:value-type="string" office:value="King_Sound">
            <text:p>King_Sound</text:p>
          </table:table-cell>
          <table:table-cell office:value-type="string" office:value="radiocarbon">
            <text:p>radiocarbon</text:p>
          </table:table-cell>
          <table:table-cell office:value-type="string" office:value="GaK-201">
            <text:p>GaK-201</text:p>
          </table:table-cell>
          <table:table-cell office:value-type="float" office:value="-17.468">
            <text:p>-17.468</text:p>
          </table:table-cell>
          <table:table-cell office:value-type="float" office:value="123.619">
            <text:p>123.619</text:p>
          </table:table-cell>
          <table:table-cell office:value-type="float" office:value="6160.0">
            <text:p>6160.0</text:p>
          </table:table-cell>
          <table:table-cell office:value-type="float" office:value="190.0">
            <text:p>190.0</text:p>
          </table:table-cell>
          <table:table-cell office:value-type="string" office:value="Mangrove">
            <text:p>Mangrove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Jennings1975,LewisEtal2013">
            <text:p>Jennings1975,LewisEtal2013</text:p>
          </table:table-cell>
        </table:table-row>
        <table:table-row>
          <table:table-cell office:value-type="string" office:value="King_Sound">
            <text:p>King_Sound</text:p>
          </table:table-cell>
          <table:table-cell office:value-type="string" office:value="radiocarbon">
            <text:p>radiocarbon</text:p>
          </table:table-cell>
          <table:table-cell office:value-type="string" office:value="GaK-2020">
            <text:p>GaK-2020</text:p>
          </table:table-cell>
          <table:table-cell office:value-type="float" office:value="-17.473">
            <text:p>-17.473</text:p>
          </table:table-cell>
          <table:table-cell office:value-type="float" office:value="123.699">
            <text:p>123.699</text:p>
          </table:table-cell>
          <table:table-cell office:value-type="float" office:value="5840.0">
            <text:p>5840.0</text:p>
          </table:table-cell>
          <table:table-cell office:value-type="float" office:value="110.0">
            <text:p>110.0</text:p>
          </table:table-cell>
          <table:table-cell office:value-type="string" office:value="Mangrove">
            <text:p>Mangrove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Jennings1975,LewisEtal2013">
            <text:p>Jennings1975,LewisEtal2013</text:p>
          </table:table-cell>
        </table:table-row>
        <table:table-row>
          <table:table-cell office:value-type="string" office:value="King_Sound">
            <text:p>King_Sound</text:p>
          </table:table-cell>
          <table:table-cell office:value-type="string" office:value="radiocarbon">
            <text:p>radiocarbon</text:p>
          </table:table-cell>
          <table:table-cell office:value-type="string" office:value="GaK-3840">
            <text:p>GaK-3840</text:p>
          </table:table-cell>
          <table:table-cell office:value-type="float" office:value="-17.033">
            <text:p>-17.033</text:p>
          </table:table-cell>
          <table:table-cell office:value-type="float" office:value="123.587">
            <text:p>123.587</text:p>
          </table:table-cell>
          <table:table-cell office:value-type="float" office:value="910.0">
            <text:p>910.0</text:p>
          </table:table-cell>
          <table:table-cell office:value-type="float" office:value="80.0">
            <text:p>80.0</text:p>
          </table:table-cell>
          <table:table-cell office:value-type="string" office:value="Mangrove">
            <text:p>Mangrove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Jennings1975,LewisEtal2013">
            <text:p>Jennings1975,LewisEtal2013</text:p>
          </table:table-cell>
        </table:table-row>
        <table:table-row>
          <table:table-cell office:value-type="string" office:value="King_Sound">
            <text:p>King_Sound</text:p>
          </table:table-cell>
          <table:table-cell office:value-type="string" office:value="radiocarbon">
            <text:p>radiocarbon</text:p>
          </table:table-cell>
          <table:table-cell office:value-type="string" office:value="GaK-3842">
            <text:p>GaK-3842</text:p>
          </table:table-cell>
          <table:table-cell office:value-type="float" office:value="-17.033">
            <text:p>-17.033</text:p>
          </table:table-cell>
          <table:table-cell office:value-type="float" office:value="123.587">
            <text:p>123.587</text:p>
          </table:table-cell>
          <table:table-cell office:value-type="float" office:value="1190.0">
            <text:p>1190.0</text:p>
          </table:table-cell>
          <table:table-cell office:value-type="float" office:value="80.0">
            <text:p>80.0</text:p>
          </table:table-cell>
          <table:table-cell office:value-type="string" office:value="Mangrove">
            <text:p>Mangrove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Jennings1975,LewisEtal2013">
            <text:p>Jennings1975,LewisEtal2013</text:p>
          </table:table-cell>
        </table:table-row>
        <table:table-row>
          <table:table-cell office:value-type="string" office:value="King_Sound">
            <text:p>King_Sound</text:p>
          </table:table-cell>
          <table:table-cell office:value-type="string" office:value="radiocarbon">
            <text:p>radiocarbon</text:p>
          </table:table-cell>
          <table:table-cell office:value-type="string" office:value="GaK-3843">
            <text:p>GaK-3843</text:p>
          </table:table-cell>
          <table:table-cell office:value-type="float" office:value="-17.033">
            <text:p>-17.033</text:p>
          </table:table-cell>
          <table:table-cell office:value-type="float" office:value="123.587">
            <text:p>123.587</text:p>
          </table:table-cell>
          <table:table-cell office:value-type="float" office:value="500.0">
            <text:p>500.0</text:p>
          </table:table-cell>
          <table:table-cell office:value-type="float" office:value="80.0">
            <text:p>80.0</text:p>
          </table:table-cell>
          <table:table-cell office:value-type="string" office:value="Mangrove">
            <text:p>Mangrove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Jennings1975,LewisEtal2013">
            <text:p>Jennings1975,LewisEtal2013</text:p>
          </table:table-cell>
        </table:table-row>
        <table:table-row>
          <table:table-cell office:value-type="string" office:value="King_Sound">
            <text:p>King_Sound</text:p>
          </table:table-cell>
          <table:table-cell office:value-type="string" office:value="radiocarbon">
            <text:p>radiocarbon</text:p>
          </table:table-cell>
          <table:table-cell office:value-type="string" office:value="ANU-1075">
            <text:p>ANU-1075</text:p>
          </table:table-cell>
          <table:table-cell office:value-type="float" office:value="-17.429">
            <text:p>-17.429</text:p>
          </table:table-cell>
          <table:table-cell office:value-type="float" office:value="123.581">
            <text:p>123.581</text:p>
          </table:table-cell>
          <table:table-cell office:value-type="float" office:value="6570.0">
            <text:p>6570.0</text:p>
          </table:table-cell>
          <table:table-cell office:value-type="float" office:value="80.0">
            <text:p>80.0</text:p>
          </table:table-cell>
          <table:table-cell office:value-type="string" office:value="Mangrove">
            <text:p>Mangrove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Jennings1975,LewisEtal2013">
            <text:p>Jennings1975,LewisEtal2013</text:p>
          </table:table-cell>
        </table:table-row>
        <table:table-row>
          <table:table-cell office:value-type="string" office:value="King_Sound">
            <text:p>King_Sound</text:p>
          </table:table-cell>
          <table:table-cell office:value-type="string" office:value="radiocarbon">
            <text:p>radiocarbon</text:p>
          </table:table-cell>
          <table:table-cell office:value-type="string" office:value="ANU-378">
            <text:p>ANU-378</text:p>
          </table:table-cell>
          <table:table-cell office:value-type="float" office:value="-17.621">
            <text:p>-17.621</text:p>
          </table:table-cell>
          <table:table-cell office:value-type="float" office:value="123.423">
            <text:p>123.423</text:p>
          </table:table-cell>
          <table:table-cell office:value-type="float" office:value="5990.0">
            <text:p>5990.0</text:p>
          </table:table-cell>
          <table:table-cell office:value-type="float" office:value="190.0">
            <text:p>190.0</text:p>
          </table:table-cell>
          <table:table-cell office:value-type="string" office:value="Mangrove">
            <text:p>Mangrove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Jennings1975,LewisEtal2013">
            <text:p>Jennings1975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